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 svg:panose-1="2 0 0 0 0 0 0 0 0 0"/>
    <style:font-face style:name="Helvetica" svg:font-family="Helvetica" style:font-family-generic="swiss" style:font-pitch="variable" svg:panose-1="2 11 6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Aptos" style:font-name-asian="Aptos" style:font-name-complex="Aptos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font-name="Aptos" style:font-name-asian="Aptos" style:font-name-complex="Aptos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font-name="Aptos" style:font-name-asian="Aptos" style:font-name-complex="Aptos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font-name="Aptos" style:font-name-asian="Aptos" style:font-name-complex="Aptos"/>
    </style:style>
    <style:style style:name="P6" style:parent-style-name="Normal" style:family="paragraph">
      <style:text-properties style:font-name="Aptos" style:font-name-asian="Aptos" style:font-name-complex="Aptos"/>
    </style:style>
    <style:style style:name="P7" style:parent-style-name="Normal" style:family="paragraph">
      <style:text-properties style:font-name="Aptos" style:font-name-asian="Aptos" style:font-name-complex="Aptos"/>
    </style:style>
    <style:style style:name="P8" style:parent-style-name="Normal" style:family="paragraph">
      <style:text-properties style:font-name="Aptos" style:font-name-asian="Aptos" style:font-name-complex="Aptos"/>
    </style:style>
    <style:style style:name="P9" style:parent-style-name="Normal" style:family="paragraph">
      <style:text-properties style:font-name="Aptos" style:font-name-asian="Aptos" style:font-name-complex="Aptos"/>
    </style:style>
    <style:style style:name="P10" style:parent-style-name="Normal" style:family="paragraph">
      <style:text-properties style:font-name="Aptos" style:font-name-asian="Aptos" style:font-name-complex="Aptos"/>
    </style:style>
    <style:style style:name="TableColumn12" style:family="table-column">
      <style:table-column-properties style:column-width="0.6416in" style:use-optimal-column-width="false"/>
    </style:style>
    <style:style style:name="TableColumn13" style:family="table-column">
      <style:table-column-properties style:column-width="0.7354in" style:use-optimal-column-width="false"/>
    </style:style>
    <style:style style:name="TableColumn14" style:family="table-column">
      <style:table-column-properties style:column-width="0.6881in" style:use-optimal-column-width="false"/>
    </style:style>
    <style:style style:name="TableColumn15" style:family="table-column">
      <style:table-column-properties style:column-width="0.6881in" style:use-optimal-column-width="false"/>
    </style:style>
    <style:style style:name="TableColumn16" style:family="table-column">
      <style:table-column-properties style:column-width="0.6881in" style:use-optimal-column-width="false"/>
    </style:style>
    <style:style style:name="TableColumn17" style:family="table-column">
      <style:table-column-properties style:column-width="0.6881in" style:use-optimal-column-width="false"/>
    </style:style>
    <style:style style:name="TableColumn18" style:family="table-column">
      <style:table-column-properties style:column-width="0.6881in" style:use-optimal-column-width="false"/>
    </style:style>
    <style:style style:name="TableColumn19" style:family="table-column">
      <style:table-column-properties style:column-width="1.0833in" style:use-optimal-column-width="false"/>
    </style:style>
    <style:style style:name="TableColumn20" style:family="table-column">
      <style:table-column-properties style:column-width="0.2423in" style:use-optimal-column-width="false"/>
    </style:style>
    <style:style style:name="Table11" style:family="table">
      <style:table-properties style:width="6.1437in" fo:margin-left="0in" table:align="left"/>
    </style:style>
    <style:style style:name="TableRow21" style:family="table-row">
      <style:table-row-properties style:min-row-height="0.2083in"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Titre1" style:family="paragraph">
      <style:paragraph-properties fo:margin-top="0in" fo:line-height="200%" fo:background-color="#FFFFFF">
        <style:background-fill draw:fill="solid" draw:fill-color="#FFFFFF"/>
      </style:paragraph-properties>
      <style:text-properties style:font-name="Arial" style:font-name-asian="Arial" style:font-name-complex="Arial" fo:color="#0F1111" fo:font-size="12pt" style:font-size-asian="12pt" style:font-size-complex="12pt"/>
    </style:style>
    <style:style style:name="P24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Policepardéfaut" style:family="text">
      <style:text-properties style:font-name="Aptos" style:font-name-asian="Aptos" style:font-name-complex="Aptos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Policepardéfaut" style:family="text">
      <style:text-properties style:font-name="Aptos" style:font-name-asian="Aptos" style:font-name-complex="Aptos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Aptos" style:font-name-asian="Aptos" style:font-name-complex="Aptos" style:text-underline-type="single" style:text-underline-style="solid" style:text-underline-width="auto" style:text-underline-mode="continuo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35" style:parent-style-name="Policepardéfaut" style:family="text">
      <style:text-properties style:font-name="Aptos" style:font-name-asian="Aptos" style:font-name-complex="Apto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Aptos" style:font-name-asian="Aptos" style:font-name-complex="Aptos" style:text-underline-type="single" style:text-underline-style="solid" style:text-underline-width="auto" style:text-underline-mode="continuo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Aptos" style:font-name-asian="Aptos" style:font-name-complex="Aptos" style:text-underline-type="single" style:text-underline-style="solid" style:text-underline-width="auto" style:text-underline-mode="continuo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44" style:family="table-row">
      <style:table-row-properties style:min-row-height="0.2083in"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47" style:parent-style-name="Policepardéfaut" style:family="text">
      <style:text-properties style:font-name="Aptos" style:font-name-asian="Aptos" style:font-name-complex="Apto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Policepardéfaut" style:family="text">
      <style:text-properties style:font-name="Roboto" style:font-name-asian="Roboto" style:font-name-complex="Roboto" fo:font-size="10.5pt" style:font-size-asian="10.5pt" style:font-size-complex="10.5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53" style:parent-style-name="Policepardéfaut" style:family="text">
      <style:text-properties style:font-name="Aptos" style:font-name-asian="Aptos" style:font-name-complex="Apto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56" style:parent-style-name="Policepardéfaut" style:family="text">
      <style:text-properties style:font-name="Aptos" style:font-name-asian="Aptos" style:font-name-complex="Apto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59" style:parent-style-name="Policepardéfaut" style:family="text">
      <style:text-properties style:font-name="Aptos" style:font-name-asian="Aptos" style:font-name-complex="Apto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62" style:parent-style-name="Policepardéfaut" style:family="text">
      <style:text-properties style:font-name="Aptos" style:font-name-asian="Aptos" style:font-name-complex="Apto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65" style:parent-style-name="Policepardéfaut" style:family="text">
      <style:text-properties style:font-name="Aptos" style:font-name-asian="Aptos" style:font-name-complex="Apto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68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Row71" style:family="table-row">
      <style:table-row-properties style:min-row-height="0.2083in"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74" style:parent-style-name="Policepardéfaut" style:family="text">
      <style:text-properties style:font-name="Aptos" style:font-name-asian="Aptos" style:font-name-complex="Apto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77" style:parent-style-name="Policepardéfaut" style:family="text">
      <style:text-properties style:font-name="Roboto" style:font-name-asian="Roboto" style:font-name-complex="Roboto" fo:font-size="10.5pt" style:font-size-asian="10.5pt" style:font-size-complex="10.5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Policepardéfaut" style:family="text">
      <style:text-properties style:font-name="Aptos" style:font-name-asian="Aptos" style:font-name-complex="Apto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83" style:parent-style-name="Policepardéfaut" style:family="text">
      <style:text-properties style:font-name="Aptos" style:font-name-asian="Aptos" style:font-name-complex="Aptos"/>
    </style:style>
    <style:style style:name="T84" style:parent-style-name="Policepardéfaut" style:family="text">
      <style:text-properties style:font-name="Aptos" style:font-name-asian="Aptos" style:font-name-complex="Apto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87" style:parent-style-name="Policepardéfaut" style:family="text">
      <style:text-properties style:font-name="Aptos" style:font-name-asian="Aptos" style:font-name-complex="Apto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90" style:parent-style-name="Policepardéfaut" style:family="text">
      <style:text-properties style:font-name="Helvetica" style:font-name-asian="Helvetica" style:font-name-complex="Helvetica" fo:color="#18181A" fo:font-size="10.5pt" style:font-size-asian="10.5pt" style:font-size-complex="10.5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93" style:parent-style-name="Policepardéfaut" style:family="text">
      <style:text-properties style:font-name="Aptos" style:font-name-asian="Aptos" style:font-name-complex="Apto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96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Row99" style:family="table-row">
      <style:table-row-properties style:min-row-height="0.625in"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102" style:parent-style-name="Policepardéfaut" style:family="text">
      <style:text-properties style:font-name="Aptos" style:font-name-asian="Aptos" style:font-name-complex="Aptos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105" style:parent-style-name="Policepardéfaut" style:family="text">
      <style:text-properties style:font-name="Aptos" style:font-name-asian="Aptos" style:font-name-complex="Apto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110" style:parent-style-name="Policepardéfaut" style:family="text">
      <style:text-properties style:font-name="Aptos" style:font-name-asian="Aptos" style:font-name-complex="Aptos"/>
    </style:style>
    <style:style style:name="T111" style:parent-style-name="Policepardéfaut" style:family="text">
      <style:text-properties style:font-name="Arial" style:font-name-asian="Arial" style:font-name-complex="Arial" fo:font-size="10.5pt" style:font-size-asian="10.5pt" style:font-size-complex="10.5pt"/>
    </style:style>
    <style:style style:name="T112" style:parent-style-name="Policepardéfaut" style:family="text">
      <style:text-properties style:font-name="Aptos" style:font-name-asian="Aptos" style:font-name-complex="Apto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115" style:parent-style-name="Policepardéfaut" style:family="text">
      <style:text-properties style:font-name="Aptos" style:font-name-asian="Aptos" style:font-name-complex="Apto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118" style:parent-style-name="Policepardéfaut" style:family="text">
      <style:text-properties style:font-name="Aptos" style:font-name-asian="Aptos" style:font-name-complex="Aptos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121" style:parent-style-name="Policepardéfaut" style:family="text">
      <style:text-properties style:font-name="Aptos" style:font-name-asian="Aptos" style:font-name-complex="Aptos"/>
    </style:style>
    <style:style style:name="T122" style:parent-style-name="Policepardéfaut" style:family="text">
      <style:text-properties style:font-name="Aptos" style:font-name-asian="Aptos" style:font-name-complex="Aptos"/>
    </style:style>
    <style:style style:name="T123" style:parent-style-name="Policepardéfaut" style:family="text">
      <style:text-properties style:font-name="Aptos" style:font-name-asian="Aptos" style:font-name-complex="Apto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Row128" style:family="table-row">
      <style:table-row-properties style:min-row-height="0.302in" style:use-optimal-row-height="false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131" style:parent-style-name="Policepardéfaut" style:family="text">
      <style:text-properties style:font-name="Aptos" style:font-name-asian="Aptos" style:font-name-complex="Aptos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134" style:parent-style-name="Policepardéfaut" style:family="text">
      <style:text-properties style:font-name="Aptos" style:font-name-asian="Aptos" style:font-name-complex="Aptos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137" style:parent-style-name="Policepardéfaut" style:family="text">
      <style:text-properties style:font-name="Aptos" style:font-name-asian="Aptos" style:font-name-complex="Apto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140" style:parent-style-name="Policepardéfaut" style:family="text">
      <style:text-properties style:font-name="Aptos" style:font-name-asian="Aptos" style:font-name-complex="Aptos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143" style:parent-style-name="Policepardéfaut" style:family="text">
      <style:text-properties style:font-name="Aptos" style:font-name-asian="Aptos" style:font-name-complex="Aptos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146" style:parent-style-name="Policepardéfaut" style:family="text">
      <style:text-properties style:font-name="Aptos" style:font-name-asian="Aptos" style:font-name-complex="Aptos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149" style:parent-style-name="Policepardéfaut" style:family="text">
      <style:text-properties style:font-name="Aptos" style:font-name-asian="Aptos" style:font-name-complex="Aptos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Row154" style:family="table-row">
      <style:table-row-properties style:min-row-height="1.2812in" style:use-optimal-row-height="false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159" style:parent-style-name="Policepardéfaut" style:family="text">
      <style:text-properties style:font-name="Aptos" style:font-name-asian="Aptos" style:font-name-complex="Aptos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162" style:parent-style-name="Policepardéfaut" style:family="text">
      <style:text-properties style:font-name="Aptos" style:font-name-asian="Aptos" style:font-name-complex="Aptos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165" style:parent-style-name="Policepardéfaut" style:family="text">
      <style:text-properties style:font-name="Aptos" style:font-name-asian="Aptos" style:font-name-complex="Aptos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style:font-name="Aptos" style:font-name-asian="Aptos" style:font-name-complex="Aptos" style:text-underline-type="single" style:text-underline-style="solid" style:text-underline-width="auto" style:text-underline-mode="continuous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Row176" style:family="table-row">
      <style:table-row-properties style:min-row-height="1.4895in" style:use-optimal-row-height="fals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181" style:parent-style-name="Policepardéfaut" style:family="text">
      <style:text-properties style:font-name="Aptos" style:font-name-asian="Aptos" style:font-name-complex="Aptos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184" style:parent-style-name="Policepardéfaut" style:family="text">
      <style:text-properties style:font-name="Aptos" style:font-name-asian="Aptos" style:font-name-complex="Apto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187" style:parent-style-name="Policepardéfaut" style:family="text">
      <style:text-properties style:font-name="Aptos" style:font-name-asian="Aptos" style:font-name-complex="Aptos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190" style:parent-style-name="Policepardéfaut" style:family="text">
      <style:text-properties style:font-name="Aptos" style:font-name-asian="Aptos" style:font-name-complex="Apto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193" style:parent-style-name="Policepardéfaut" style:family="text">
      <style:text-properties style:font-name="Aptos" style:font-name-asian="Aptos" style:font-name-complex="Aptos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196" style:parent-style-name="Policepardéfaut" style:family="text">
      <style:text-properties style:font-name="Aptos" style:font-name-asian="Aptos" style:font-name-complex="Aptos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Row201" style:family="table-row">
      <style:table-row-properties style:min-row-height="1.4895in" style:use-optimal-row-height="false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220" style:parent-style-name="Policepardéfaut" style:family="text">
      <style:text-properties style:font-name="Aptos" style:font-name-asian="Aptos" style:font-name-complex="Aptos"/>
    </style:style>
    <style:style style:name="T221" style:parent-style-name="Policepardéfaut" style:family="text">
      <style:text-properties style:font-name="Aptos" style:font-name-asian="Aptos" style:font-name-complex="Aptos" style:text-underline-type="single" style:text-underline-style="solid" style:text-underline-width="auto" style:text-underline-mode="continuous"/>
    </style:style>
    <style:style style:name="P222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Comparaison Caméra<text:s/></text:span><text:span text:style-name="T3"><text:s/></text:span></text:p>
      <text:p text:style-name="P4">Les caractéristiques importantes pour le choix de la caméra<text:s/></text:p>
      <text:p text:style-name="P5">Résolution minimale : 640x480 (VGA)</text:p>
      <text:p text:style-name="P6">Résolution maximale : Au moins 1080p (1920x1080) ou 4K (3840x2160)</text:p>
      <text:p text:style-name="P7">Une faible consommation électrique (actif et veille)</text:p>
      <text:p text:style-name="P8">15 à 30 FPS suffisent pour observer des comportements animaux. Un FPS plus faible réduit la consommation d’énergie</text:p>
      <text:p text:style-name="P9">Une vision nocturne intégrée</text:p>
      <text:p text:style-name="P10">La compatibilité avec l'USB 3.0 ou le port CSI de la Raspberry Pi 5<text:s/>: dépend de la caméra<text:s/>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h text:style-name="P23" text:outline-level="1">Raspberry Pi 5Mp</text:h>
            <text:p text:style-name="P24"/>
          </table:table-cell>
          <table:table-cell table:style-name="TableCell25">
            <text:p text:style-name="P26"><text:span text:style-name="T27">Raspberry Pi Camera Module V2</text:span></text:p>
          </table:table-cell>
          <table:table-cell table:style-name="TableCell28">
            <text:p text:style-name="P29"><text:span text:style-name="T30">Arducam Mini Camera Module</text:span></text:p>
          </table:table-cell>
          <table:table-cell table:style-name="TableCell31">
            <text:p text:style-name="P32">Arducam USB 3.0 Infrared Camera</text:p>
          </table:table-cell>
          <table:table-cell table:style-name="TableCell33">
            <text:p text:style-name="P34"><text:span text:style-name="T35">Logitech C920s Pro</text:span></text:p>
          </table:table-cell>
          <table:table-cell table:style-name="TableCell36">
            <text:p text:style-name="P37">Waveshare Night Vision USB Camera</text:p>
          </table:table-cell>
          <table:table-cell table:style-name="TableCell38">
            <text:p text:style-name="P39">Raspberry Pi NoIR Camera V2<text:s/>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<text:span text:style-name="T47">640x480 (VGA)</text:span></text:p>
          </table:table-cell>
          <table:table-cell table:style-name="TableCell48">
            <text:p text:style-name="P49"><text:span text:style-name="T50">VGA (640x480)</text:span></text:p>
          </table:table-cell>
          <table:table-cell table:style-name="TableCell51">
            <text:p text:style-name="P52"><text:span text:style-name="T53">640x480 (VGA)</text:span></text:p>
          </table:table-cell>
          <table:table-cell table:style-name="TableCell54">
            <text:p text:style-name="P55"><text:span text:style-name="T56">640x480 (VGA)</text:span></text:p>
          </table:table-cell>
          <table:table-cell table:style-name="TableCell57">
            <text:p text:style-name="P58"><text:span text:style-name="T59">640x480 (VGA)</text:span></text:p>
          </table:table-cell>
          <table:table-cell table:style-name="TableCell60">
            <text:p text:style-name="P61"><text:span text:style-name="T62">640x480 (VGA</text:span></text:p>
          </table:table-cell>
          <table:table-cell table:style-name="TableCell63">
            <text:p text:style-name="P64"><text:span text:style-name="T65">VGA (640x480)</text:span></text:p>
          </table:table-cell>
          <table:table-cell table:style-name="TableCell66">
            <text:p text:style-name="P67"><text:span text:style-name="T68">Résolution minimale</text:span>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<text:span text:style-name="T74">(2592x1944 pixels)</text:span></text:p>
          </table:table-cell>
          <table:table-cell table:style-name="TableCell75">
            <text:p text:style-name="P76"><text:span text:style-name="T77">3280x2464 pixels</text:span></text:p>
          </table:table-cell>
          <table:table-cell table:style-name="TableCell78">
            <text:p text:style-name="P79"><text:span text:style-name="T80">1920x1080</text:span></text:p>
          </table:table-cell>
          <table:table-cell table:style-name="TableCell81">
            <text:p text:style-name="P82"><text:span text:style-name="T83">1</text:span><text:span text:style-name="T84">920x1080</text:span></text:p>
          </table:table-cell>
          <table:table-cell table:style-name="TableCell85">
            <text:p text:style-name="P86"><text:span text:style-name="T87">1920x1080</text:span></text:p>
          </table:table-cell>
          <table:table-cell table:style-name="TableCell88">
            <text:p text:style-name="P89"><text:span text:style-name="T90">1080p<text:s/></text:span></text:p>
          </table:table-cell>
          <table:table-cell table:style-name="TableCell91">
            <text:p text:style-name="P92"><text:span text:style-name="T93">3280x2464 pixels</text:span></text:p>
          </table:table-cell>
          <table:table-cell table:style-name="TableCell94">
            <text:p text:style-name="P95"><text:span text:style-name="T96">Résolution maximale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<text:span text:style-name="T102">250 mW à 3.3V (0.25W)</text:span></text:p>
          </table:table-cell>
          <table:table-cell table:style-name="TableCell103">
            <text:p text:style-name="P104"><text:span text:style-name="T105">Environ 250 mW à 3.3V (0.25W)</text:span></text:p>
          </table:table-cell>
          <table:table-cell table:style-name="TableCell106">
            <text:p text:style-name="P107"/>
          </table:table-cell>
          <table:table-cell table:style-name="TableCell108">
            <text:p text:style-name="P109"><text:span text:style-name="T110">Actif :<text:s/></text:span><text:span text:style-name="T111">5V/300mA (1.5W)</text:span><text:span text:style-name="T112"><text:s/>à partir du port USB 3.0</text:span></text:p>
          </table:table-cell>
          <table:table-cell table:style-name="TableCell113">
            <text:p text:style-name="P114"><text:span text:style-name="T115">Actif : Environ 1 à 2 W</text:span></text:p>
          </table:table-cell>
          <table:table-cell table:style-name="TableCell116">
            <text:p text:style-name="P117"><text:span text:style-name="T118">Actif : Environ 1 à 2 W</text:span></text:p>
          </table:table-cell>
          <table:table-cell table:style-name="TableCell119">
            <text:p text:style-name="P120"><text:span text:style-name="T121">Actif :<text:s/></text:span><text:span text:style-name="T122">Environ à</text:span><text:span text:style-name="T123"><text:s/>3.3V (0.25W)</text:span></text:p>
          </table:table-cell>
          <table:table-cell table:style-name="TableCell124">
            <text:p text:style-name="P125">Consommation<text:s/>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<text:span text:style-name="T131">15 à 30 FPS</text:span></text:p>
          </table:table-cell>
          <table:table-cell table:style-name="TableCell132">
            <text:p text:style-name="P133"><text:span text:style-name="T134">15 à 30 FPS</text:span></text:p>
          </table:table-cell>
          <table:table-cell table:style-name="TableCell135">
            <text:p text:style-name="P136"><text:span text:style-name="T137">15 à 30 FPS</text:span></text:p>
          </table:table-cell>
          <table:table-cell table:style-name="TableCell138">
            <text:p text:style-name="P139"><text:span text:style-name="T140">15 à 30 FPS</text:span></text:p>
          </table:table-cell>
          <table:table-cell table:style-name="TableCell141">
            <text:p text:style-name="P142"><text:span text:style-name="T143">15 à 30 FPS</text:span></text:p>
          </table:table-cell>
          <table:table-cell table:style-name="TableCell144">
            <text:p text:style-name="P145"><text:span text:style-name="T146">15 à 30 FPS</text:span></text:p>
          </table:table-cell>
          <table:table-cell table:style-name="TableCell147">
            <text:p text:style-name="P148"><text:span text:style-name="T149">15 à 30 FPS</text:span></text:p>
          </table:table-cell>
          <table:table-cell table:style-name="TableCell150">
            <text:p text:style-name="P151">FPS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Non</text:p>
          </table:table-cell>
          <table:table-cell table:style-name="TableCell157">
            <text:p text:style-name="P158"><text:span text:style-name="T159">Non</text:span></text:p>
          </table:table-cell>
          <table:table-cell table:style-name="TableCell160">
            <text:p text:style-name="P161"><text:span text:style-name="T162">Non</text:span></text:p>
          </table:table-cell>
          <table:table-cell table:style-name="TableCell163">
            <text:p text:style-name="P164"><text:span text:style-name="T165">Oui</text:span></text:p>
          </table:table-cell>
          <table:table-cell table:style-name="TableCell166">
            <text:p text:style-name="P167">Non</text:p>
          </table:table-cell>
          <table:table-cell table:style-name="TableCell168">
            <text:p text:style-name="P169">Oui</text:p>
          </table:table-cell>
          <table:table-cell table:style-name="TableCell170">
            <text:p text:style-name="P171">Oui (avec éclairage IR externe)</text:p>
          </table:table-cell>
          <table:table-cell table:style-name="TableCell172">
            <text:p text:style-name="P173">Vision nocturne intégrée</text:p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CSI</text:p>
          </table:table-cell>
          <table:table-cell table:style-name="TableCell179">
            <text:p text:style-name="P180"><text:span text:style-name="T181">port CSI</text:span></text:p>
          </table:table-cell>
          <table:table-cell table:style-name="TableCell182">
            <text:p text:style-name="P183"><text:span text:style-name="T184">Certainsen USB 3.0</text:span></text:p>
          </table:table-cell>
          <table:table-cell table:style-name="TableCell185">
            <text:p text:style-name="P186"><text:span text:style-name="T187">USB 3.0</text:span></text:p>
          </table:table-cell>
          <table:table-cell table:style-name="TableCell188">
            <text:p text:style-name="P189"><text:span text:style-name="T190">USB 3.0</text:span></text:p>
          </table:table-cell>
          <table:table-cell table:style-name="TableCell191">
            <text:p text:style-name="P192"><text:span text:style-name="T193">USB 3.0</text:span></text:p>
          </table:table-cell>
          <table:table-cell table:style-name="TableCell194">
            <text:p text:style-name="P195"><text:span text:style-name="T196">Port CSI</text:span></text:p>
          </table:table-cell>
          <table:table-cell table:style-name="TableCell197">
            <text:p text:style-name="P198">Compatibilité avec l'USB 3.0 ou le port CSI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>arducam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>Dispo Farnell<text:s/></text:p>
          </table:table-cell>
          <table:table-cell table:style-name="TableCell216">
            <text:p text:style-name="P217">Site commande<text:s/></text:p>
          </table:table-cell>
          <table:table-cell table:style-name="TableCell218">
            <text:p text:style-name="P219"/>
          </table:table-cell>
        </table:table-row>
      </table:table>
      <text:p text:style-name="Normal"/>
      <text:p text:style-name="Normal">Lien<text:s/>pour les deux caméras avec v<text:span text:style-name="T220">ision nocturne intégrée :<text:s/></text:span></text:p>
      <text:p text:style-name="Normal"/>
      <text:p text:style-name="Normal"><text:span text:style-name="T221">Arducam USB 3.0 Infrared Camera</text:span></text:p>
      <text:p text:style-name="Normal"><text:a xlink:href="https://www.arducam.com/product/arducam-1080p-day-night-vision-usb-camera-2mp-infrared-webcam-with-automatic-ir-cut-switching-and-ir-leds/" office:target-frame-name="_top" xlink:show="replace"><text:span text:style-name="Lienhypertexte">https://www.arducam.com/product/arducam-1080p-day-night-vision-usb-camera-2mp-infrared-webcam-with-automatic-ir-cut-switching-and-ir-leds/</text:span></text:a></text:p>
      <text:p text:style-name="P222"><text:s/>waveshare night vision usb camera</text:p>
      <text:p text:style-name="Normal"><text:a xlink:href="https://www.amazon.fr/Module-Ordinateur-Portable-Android-Raspberry/dp/B0BL77FXPV/ref=sr_1_4?__mk_fr_FR=%C3%85M%C3%85%C5%BD%C3%95%C3%91&amp;crid=26708SMSP21KO&amp;dib=eyJ2IjoiMSJ9.lVyQfbGlkYKfYrmZzZ0Rj5Z2i4F6rLzC4oY-50XJpoik_lEqtjfppW9U4qBhLZ8OHzDX5t2xkDCV4Z_L_3oJq_4uvmW2tWBq9IBbHn5XLGiQtkELm0m8Z4laYI8Isl8vsFhbahFulVWEFkqdJ_HrwMELTfSjZ16XR_WcxuyX6Cc4PMM6Ln81DHxUXQ6Y5KjHqHPfP3FLOOQ-gJ7jLyS4FQbz3KGqN7bw_topOVvQaQiv5QoVHeJmmQoCyOZMjD9M-ghTDn9p4j7PwGxW6CcCAGz6K2h5dIFbu6FgoRSab-w.n5_-Cj4W1VR2soPTkfFHlKkGISRnNiY87tT6F-I3Ppc&amp;dib_tag=se&amp;keywords=waveshare+night+vision+usb+camera+raspberry&amp;qid=1726765272&amp;sprefix=waveshare+night+vision+usb+camera+raspbery%2Caps%2C67&amp;sr=8-4" office:target-frame-name="_top" xlink:show="replace"><text:span text:style-name="Lienhypertexte">https://www.amazon.fr/Module-Ordinateur-Portable-Android-Raspberry/dp/B0BL77FXPV/ref=sr_1_4?__mk_fr_FR=%C3%85M%C3%85%C5%BD%C3%95%C3%91&amp;crid=26708SMSP21KO&amp;dib=eyJ2IjoiMSJ9.lVyQfbGlkYKfYrmZzZ0Rj5Z2i4F6rLzC4oY-50XJpoik_lEqtjfppW9U4qBhLZ8OHzDX5t2xkDCV4Z_L_3oJq_4uvmW2tWBq9IBbHn5XLGiQtkELm0m8Z4laYI8Isl8vsFhbahFulVWEFkqdJ_HrwMELTfSjZ16XR_WcxuyX6Cc4PMM6Ln81DHxUXQ6Y5KjHqHPfP3FLOOQ-gJ7jLyS4FQbz3KGqN7bw_topOVvQaQiv5QoVHeJmmQoCyOZMjD9M-ghTDn9p4j7PwGxW6CcCAGz6K2h5dIFbu6FgoRSab-w.n5_-Cj4W1VR2soPTkfFHlKkGISRnNiY87tT6F-I3Ppc&amp;dib_tag=se&amp;keywords=waveshare+night+vision+usb+camera+raspberry&amp;qid=1726765272&amp;sprefix=waveshare+night+vision+usb+camera+raspbery%2Caps%2C67&amp;sr=8-4</text:span></text:a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 svg:panose-1="2 0 0 0 0 0 0 0 0 0"/>
    <style:font-face style:name="Helvetica" svg:font-family="Helvetica" style:font-family-generic="swiss" style:font-pitch="variable" svg:panose-1="2 11 6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ouis Czyborra</meta:initial-creator>
    <dc:creator>Louis Czyborra</dc:creator>
    <meta:creation-date>2024-09-19T17:05:00Z</meta:creation-date>
    <dc:date>2024-09-19T17:05:00Z</dc:date>
    <meta:template xlink:href="Normal.dotm" xlink:type="simple"/>
    <meta:editing-cycles>1</meta:editing-cycles>
    <meta:editing-duration>PT0S</meta:editing-duration>
    <meta:document-statistic meta:page-count="1" meta:paragraph-count="6" meta:word-count="491" meta:character-count="3187" meta:row-count="22" meta:non-whitespace-character-count="2702"/>
  </office:meta>
</office:document-meta>
</file>